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74000003D4935C8DB7.png"/>
  <manifest:file-entry manifest:media-type="image/png" manifest:full-path="Pictures/100002010000018C000003D999AB56DC.png"/>
  <manifest:file-entry manifest:media-type="image/png" manifest:full-path="Pictures/10000000000002E800000154FEFE92EB.png"/>
  <manifest:file-entry manifest:media-type="image/png" manifest:full-path="Pictures/10000201000003C80000042895464267.png"/>
  <manifest:file-entry manifest:media-type="image/png" manifest:full-path="Pictures/10000000000002EE000001C11D9BF1B3.png"/>
  <manifest:file-entry manifest:media-type="image/png" manifest:full-path="Pictures/10000201000001A8000003ECE0F3CCD2.png"/>
  <manifest:file-entry manifest:media-type="image/png" manifest:full-path="Pictures/1000000000000241000001987AFD859F.png"/>
  <manifest:file-entry manifest:media-type="image/png" manifest:full-path="Pictures/100002010000016800000390EBA51B3A.png"/>
  <manifest:file-entry manifest:media-type="image/png" manifest:full-path="Pictures/100002010000020400000544D6D72F39.png"/>
  <manifest:file-entry manifest:media-type="image/png" manifest:full-path="Pictures/1000020100000360000003BCE6CBA00C.png"/>
  <manifest:file-entry manifest:media-type="image/png" manifest:full-path="Pictures/10000000000002F20000023E0993457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3.588cm" svg:height="8.499cm" svg:x="21.5cm" svg:y="2.5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3.588cm" svg:height="8.499cm" svg:x="18.412cm" svg:y="10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3.588cm" svg:height="8.499cm" svg:x="4.5cm" svg:y="3.5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4.588cm" svg:height="10.868cm" svg:x="12cm" svg:y="7.632cm">
          <draw:image xlink:href="Pictures/100002010000020400000544D6D72F39.png" xlink:type="simple" xlink:show="embed" xlink:actuate="onLoad">
            <text:p/>
          </draw:image>
        </draw:frame>
        <draw:frame draw:style-name="gr1" draw:text-style-name="P1" draw:layer="layout" svg:width="5.316cm" svg:height="8.296cm" svg:x="8.684cm" svg:y="1.5cm">
          <draw:image xlink:href="Pictures/1000020100000274000003D4935C8DB7.png" xlink:type="simple" xlink:show="embed" xlink:actuate="onLoad">
            <text:p/>
          </draw:image>
        </draw:frame>
        <draw:frame draw:style-name="gr1" draw:text-style-name="P1" draw:layer="layout" svg:width="3.351cm" svg:height="8.338cm" svg:x="16.5cm" svg:y="3cm">
          <draw:image xlink:href="Pictures/100002010000018C000003D999AB56DC.png" xlink:type="simple" xlink:show="embed" xlink:actuate="onLoad">
            <text:p/>
          </draw:image>
        </draw:frame>
        <draw:frame draw:style-name="gr1" draw:text-style-name="P1" draw:layer="layout" svg:width="3.588cm" svg:height="8.499cm" svg:x="7.912cm" svg:y="10.501cm">
          <draw:image xlink:href="Pictures/10000201000001A8000003ECE0F3CC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4.588cm" svg:height="10.868cm" svg:x="11.706cm" svg:y="5.066cm">
          <draw:image xlink:href="Pictures/100002010000020400000544D6D72F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3.588cm" svg:height="8.499cm" svg:x="12.206cm" svg:y="6.251cm">
          <draw:image xlink:href="Pictures/10000201000001A8000003ECE0F3CC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3.351cm" svg:height="8.338cm" svg:x="12.325cm" svg:y="6.331cm">
          <draw:image xlink:href="Pictures/100002010000018C000003D999AB56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3.588cm" svg:height="8.499cm" svg:x="6cm" svg:y="6.5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3.588cm" svg:height="8.499cm" svg:x="17.5cm" svg:y="4.501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3.588cm" svg:height="8.499cm" svg:x="11cm" svg:y="9cm">
          <draw:image xlink:href="Pictures/100002010000016800000390EBA51B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5.316cm" svg:height="8.296cm" svg:x="11.342cm" svg:y="6.352cm">
          <draw:image xlink:href="Pictures/1000020100000274000003D4935C8D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7.314cm" svg:height="8.093cm" svg:x="10.395cm" svg:y="6.465cm">
          <draw:image xlink:href="Pictures/1000020100000360000003BCE6CBA0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7.314cm" svg:height="8.093cm" svg:x="10.395cm" svg:y="6.465cm">
          <draw:image xlink:href="Pictures/1000020100000360000003BCE6CBA00C.png" xlink:type="simple" xlink:show="embed" xlink:actuate="onLoad">
            <text:p/>
          </draw:image>
        </draw:frame>
        <draw:frame draw:style-name="gr1" draw:text-style-name="P1" draw:layer="layout" svg:width="2.768cm" svg:height="6.557cm" svg:x="17.614cm" svg:y="2.271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2.768cm" svg:height="6.557cm" svg:x="18.5cm" svg:y="11.5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2.768cm" svg:height="6.556cm" svg:x="5cm" svg:y="6.444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3.539cm" svg:height="8.384cm" svg:x="7.461cm" svg:y="11.616cm">
          <draw:image xlink:href="Pictures/100002010000020400000544D6D72F39.png" xlink:type="simple" xlink:show="embed" xlink:actuate="onLoad">
            <text:p/>
          </draw:image>
        </draw:frame>
        <draw:frame draw:style-name="gr1" draw:text-style-name="P1" draw:layer="layout" svg:width="4.101cm" svg:height="6.4cm" svg:x="7.728cm" svg:y="1.5cm">
          <draw:image xlink:href="Pictures/1000020100000274000003D4935C8DB7.png" xlink:type="simple" xlink:show="embed" xlink:actuate="onLoad">
            <text:p/>
          </draw:image>
        </draw:frame>
        <draw:frame draw:style-name="gr1" draw:text-style-name="P1" draw:layer="layout" svg:width="2.585cm" svg:height="6.432cm" svg:x="14cm" svg:y="0.568cm">
          <draw:image xlink:href="Pictures/100002010000018C000003D999AB56DC.png" xlink:type="simple" xlink:show="embed" xlink:actuate="onLoad">
            <text:p/>
          </draw:image>
        </draw:frame>
        <draw:frame draw:style-name="gr1" draw:text-style-name="P1" draw:layer="layout" svg:width="2.768cm" svg:height="6.556cm" svg:x="12.732cm" svg:y="13.444cm">
          <draw:image xlink:href="Pictures/10000201000001A8000003ECE0F3CC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8.194cm" svg:height="9.007cm" svg:x="9.903cm" svg:y="5.997cm">
          <draw:image xlink:href="Pictures/10000201000003C800000428954642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8.194cm" svg:height="9.007cm" svg:x="9.903cm" svg:y="5.997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2.768cm" svg:height="6.557cm" svg:x="17.614cm" svg:y="2.271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2.768cm" svg:height="6.557cm" svg:x="18.5cm" svg:y="11.5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2.768cm" svg:height="6.556cm" svg:x="5cm" svg:y="6.444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3.539cm" svg:height="8.384cm" svg:x="7.461cm" svg:y="11.616cm">
          <draw:image xlink:href="Pictures/100002010000020400000544D6D72F39.png" xlink:type="simple" xlink:show="embed" xlink:actuate="onLoad">
            <text:p/>
          </draw:image>
        </draw:frame>
        <draw:frame draw:style-name="gr1" draw:text-style-name="P1" draw:layer="layout" svg:width="4.101cm" svg:height="6.4cm" svg:x="7.728cm" svg:y="1.5cm">
          <draw:image xlink:href="Pictures/1000020100000274000003D4935C8DB7.png" xlink:type="simple" xlink:show="embed" xlink:actuate="onLoad">
            <text:p/>
          </draw:image>
        </draw:frame>
        <draw:frame draw:style-name="gr1" draw:text-style-name="P1" draw:layer="layout" svg:width="2.585cm" svg:height="6.432cm" svg:x="14cm" svg:y="0.568cm">
          <draw:image xlink:href="Pictures/100002010000018C000003D999AB56DC.png" xlink:type="simple" xlink:show="embed" xlink:actuate="onLoad">
            <text:p/>
          </draw:image>
        </draw:frame>
        <draw:frame draw:style-name="gr1" draw:text-style-name="P1" draw:layer="layout" svg:width="2.768cm" svg:height="6.556cm" svg:x="12.732cm" svg:y="13.444cm">
          <draw:image xlink:href="Pictures/10000201000001A8000003ECE0F3CC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1" draw:layer="layout" svg:width="19.843cm" svg:height="11.879cm" svg:x="4.03cm" svg:y="2.972cm">
          <draw:image xlink:href="Pictures/10000000000002EE000001C11D9BF1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" draw:text-style-name="P1" draw:layer="layout" svg:width="19.684cm" svg:height="8.995cm" svg:x="4.01cm" svg:y="2.914cm">
          <draw:image xlink:href="Pictures/10000000000002E800000154FEFE92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" draw:text-style-name="P1" draw:layer="layout" svg:width="8.194cm" svg:height="9.007cm" svg:x="15.306cm" svg:y="10.5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8.194cm" svg:height="9.007cm" svg:x="9.5cm" svg:y="2.993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8.194cm" svg:height="9.007cm" svg:x="16.5cm" svg:y="1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8.194cm" svg:height="9.007cm" svg:x="2.306cm" svg:y="4.493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8.194cm" svg:height="9.007cm" svg:x="7.306cm" svg:y="10.493cm">
          <draw:image xlink:href="Pictures/10000201000003C800000428954642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1" draw:layer="layout" svg:width="8.194cm" svg:height="9.007cm" svg:x="16.806cm" svg:y="9.5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8.194cm" svg:height="9.007cm" svg:x="11.5cm" svg:y="4.5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8.194cm" svg:height="9.007cm" svg:x="17.306cm" svg:y="1.993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4.101cm" svg:height="6.4cm" svg:x="2.5cm" svg:y="7cm">
          <draw:image xlink:href="Pictures/1000020100000274000003D4935C8DB7.png" xlink:type="simple" xlink:show="embed" xlink:actuate="onLoad">
            <text:p/>
          </draw:image>
        </draw:frame>
        <draw:frame draw:style-name="gr1" draw:text-style-name="P1" draw:layer="layout" svg:width="2.768cm" svg:height="6.556cm" svg:x="7.732cm" svg:y="7cm">
          <draw:image xlink:href="Pictures/10000201000001A8000003ECE0F3CC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1" draw:layer="layout" svg:width="8.194cm" svg:height="9.007cm" svg:x="16.806cm" svg:y="9.5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8.194cm" svg:height="9.007cm" svg:x="11.5cm" svg:y="4.5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8.194cm" svg:height="9.007cm" svg:x="17.306cm" svg:y="1.993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4.101cm" svg:height="6.4cm" svg:x="2.5cm" svg:y="7cm">
          <draw:image xlink:href="Pictures/1000020100000274000003D4935C8DB7.png" xlink:type="simple" xlink:show="embed" xlink:actuate="onLoad">
            <text:p/>
          </draw:image>
        </draw:frame>
        <draw:frame draw:style-name="gr1" draw:text-style-name="P1" draw:layer="layout" svg:width="2.768cm" svg:height="6.556cm" svg:x="7.732cm" svg:y="7cm">
          <draw:image xlink:href="Pictures/10000201000001A8000003ECE0F3CCD2.png" xlink:type="simple" xlink:show="embed" xlink:actuate="onLoad">
            <text:p/>
          </draw:image>
        </draw:frame>
        <draw:frame draw:style-name="gr1" draw:text-style-name="P1" draw:layer="layout" svg:width="2.768cm" svg:height="6.557cm" svg:x="14.5cm" svg:y="13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2.768cm" svg:height="6.557cm" svg:x="10.232cm" svg:y="12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2.768cm" svg:height="6.556cm" svg:x="5.732cm" svg:y="0.944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3.539cm" svg:height="8.384cm" svg:x="5cm" svg:y="12cm">
          <draw:image xlink:href="Pictures/100002010000020400000544D6D72F39.png" xlink:type="simple" xlink:show="embed" xlink:actuate="onLoad">
            <text:p/>
          </draw:image>
        </draw:frame>
        <draw:frame draw:style-name="gr1" draw:text-style-name="P1" draw:layer="layout" svg:width="2.585cm" svg:height="6.432cm" svg:x="10.5cm" svg:y="1.068cm">
          <draw:image xlink:href="Pictures/100002010000018C000003D999AB56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" draw:text-style-name="P1" draw:layer="layout" svg:width="19.132cm" svg:height="13.528cm" svg:x="4.434cm" svg:y="3.736cm">
          <draw:image xlink:href="Pictures/1000000000000241000001987AFD85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1" draw:layer="layout" svg:width="8.194cm" svg:height="9.007cm" svg:x="12.5cm" svg:y="5.997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2.585cm" svg:height="6.432cm" svg:x="6cm" svg:y="7.284cm">
          <draw:image xlink:href="Pictures/100002010000018C000003D999AB56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" draw:text-style-name="P1" draw:layer="layout" svg:width="19.949cm" svg:height="15.186cm" svg:x="4.077cm" svg:y="2.919cm">
          <draw:image xlink:href="Pictures/10000000000002F20000023E099345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" draw:text-style-name="P1" draw:layer="layout" svg:width="8.194cm" svg:height="9.007cm" svg:x="9.903cm" svg:y="5.997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2.768cm" svg:height="6.557cm" svg:x="17.614cm" svg:y="2.271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2.768cm" svg:height="6.557cm" svg:x="18.5cm" svg:y="11.5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2.768cm" svg:height="6.556cm" svg:x="5cm" svg:y="6.444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3.539cm" svg:height="8.384cm" svg:x="7.461cm" svg:y="11.616cm">
          <draw:image xlink:href="Pictures/100002010000020400000544D6D72F39.png" xlink:type="simple" xlink:show="embed" xlink:actuate="onLoad">
            <text:p/>
          </draw:image>
        </draw:frame>
        <draw:frame draw:style-name="gr1" draw:text-style-name="P1" draw:layer="layout" svg:width="4.101cm" svg:height="6.4cm" svg:x="7.728cm" svg:y="1.5cm">
          <draw:image xlink:href="Pictures/1000020100000274000003D4935C8DB7.png" xlink:type="simple" xlink:show="embed" xlink:actuate="onLoad">
            <text:p/>
          </draw:image>
        </draw:frame>
        <draw:frame draw:style-name="gr1" draw:text-style-name="P1" draw:layer="layout" svg:width="2.585cm" svg:height="6.432cm" svg:x="14cm" svg:y="0.568cm">
          <draw:image xlink:href="Pictures/100002010000018C000003D999AB56DC.png" xlink:type="simple" xlink:show="embed" xlink:actuate="onLoad">
            <text:p/>
          </draw:image>
        </draw:frame>
        <draw:frame draw:style-name="gr1" draw:text-style-name="P1" draw:layer="layout" svg:width="2.768cm" svg:height="6.556cm" svg:x="12.732cm" svg:y="13.444cm">
          <draw:image xlink:href="Pictures/10000201000001A8000003ECE0F3CC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" draw:text-style-name="P1" draw:layer="layout" svg:width="19.949cm" svg:height="15.186cm" svg:x="4.077cm" svg:y="2.919cm">
          <draw:image xlink:href="Pictures/10000000000002F20000023E099345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" draw:text-style-name="P1" draw:layer="layout" svg:width="8.194cm" svg:height="9.007cm" svg:x="9.903cm" svg:y="5.997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2.768cm" svg:height="6.557cm" svg:x="17.614cm" svg:y="2.271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2.768cm" svg:height="6.557cm" svg:x="18.5cm" svg:y="11.5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2.768cm" svg:height="6.556cm" svg:x="5cm" svg:y="6.444cm">
          <draw:image xlink:href="Pictures/100002010000016800000390EBA51B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1" draw:text-style-name="P1" draw:layer="layout" svg:width="2.768cm" svg:height="6.557cm" svg:x="16.732cm" svg:y="7.5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2.585cm" svg:height="6.432cm" svg:x="7.5cm" svg:y="7.5cm">
          <draw:image xlink:href="Pictures/100002010000018C000003D999AB56DC.png" xlink:type="simple" xlink:show="embed" xlink:actuate="onLoad">
            <text:p/>
          </draw:image>
        </draw:frame>
        <draw:frame draw:style-name="gr1" draw:text-style-name="P1" draw:layer="layout" svg:width="2.768cm" svg:height="6.557cm" svg:x="13cm" svg:y="13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2.768cm" svg:height="6.557cm" svg:x="13cm" svg:y="1.5cm">
          <draw:image xlink:href="Pictures/100002010000016800000390EBA51B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" draw:text-style-name="P1" draw:layer="layout" svg:width="7.314cm" svg:height="8.093cm" svg:x="10.395cm" svg:y="6.465cm">
          <draw:image xlink:href="Pictures/1000020100000360000003BCE6CBA0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11"/>
      <draw:page-thumbnail draw:layer="backgroundobjects" svg:width="8.999cm" svg:height="6.749cm" svg:x="1cm" svg:y="20.05cm" draw:page-number="12"/>
      <draw:page-thumbnail draw:layer="backgroundobjects" svg:width="8.999cm" svg:height="6.749cm" svg:x="11cm" svg:y="2.898cm" draw:page-number="18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09T15:03:51</meta:creation-date>
    <meta:editing-duration>PT04H35M44S</meta:editing-duration>
    <meta:editing-cycles>22</meta:editing-cycles>
    <dc:date>2010-03-09T19:39:32</dc:date>
    <meta:generator>OpenOffice.org/3.0$Unix OpenOffice.org_project/300m15$Build-9379</meta:generator>
    <meta:document-statistic meta:object-count="143"/>
    <meta:user-defined meta:name="Info 1"/>
    <meta:user-defined meta:name="Info 2"/>
    <meta:user-defined meta:name="Info 3"/>
    <meta:user-defined meta:name="Info 4"/>
  </office:meta>
</office:document-meta>
</file>